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B000001669E06ECE4.png" manifest:media-type="image/png"/>
  <manifest:file-entry manifest:full-path="Pictures/10000001000002BC000003B472A1EFF9.png" manifest:media-type="image/png"/>
  <manifest:file-entry manifest:full-path="Pictures/100000010000019E000001610F1A2E48.png" manifest:media-type="image/png"/>
  <manifest:file-entry manifest:full-path="Pictures/10000001000001C80000017685799DF6.png" manifest:media-type="image/png"/>
  <manifest:file-entry manifest:full-path="Pictures/100000010000014400000140BAEA26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ato Black"/>
    </style:style>
    <style:style style:name="P3" style:family="paragraph">
      <loext:graphic-properties draw:fill="none" draw:fill-color="#ffffff"/>
      <style:text-properties style:font-name="Lato Black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572cm" svg:height="8.466cm" svg:x="1.5cm" svg:y="3.034cm">
          <draw:image xlink:href="Pictures/100000010000014400000140BAEA26A7.png" xlink:type="simple" xlink:show="embed" xlink:actuate="onLoad" draw:mime-type="image/png">
            <text:p/>
          </draw:image>
        </draw:frame>
        <draw:frame draw:style-name="gr1" draw:text-style-name="P1" draw:layer="layout" svg:width="12.064cm" svg:height="9.894cm" svg:x="8.186cm" svg:y="12cm">
          <draw:image xlink:href="Pictures/10000001000001C80000017685799DF6.png" xlink:type="simple" xlink:show="embed" xlink:actuate="onLoad" draw:mime-type="image/png">
            <text:p/>
          </draw:image>
        </draw:frame>
        <draw:frame draw:style-name="gr1" draw:text-style-name="P1" draw:layer="layout" svg:width="8.757cm" svg:height="9.471cm" svg:x="10.25cm" svg:y="2.779cm">
          <draw:image xlink:href="Pictures/100000010000014B000001669E06ECE4.png" xlink:type="simple" xlink:show="embed" xlink:actuate="onLoad" draw:mime-type="image/png">
            <text:p/>
          </draw:image>
        </draw:frame>
        <draw:frame draw:style-name="gr1" draw:text-style-name="P1" draw:layer="layout" svg:width="10.953cm" svg:height="9.339cm" svg:x="1.25cm" svg:y="15.75cm">
          <draw:image xlink:href="Pictures/100000010000019E000001610F1A2E48.png" xlink:type="simple" xlink:show="embed" xlink:actuate="onLoad" draw:mime-type="image/png">
            <text:p/>
          </draw:image>
        </draw:frame>
        <draw:frame draw:style-name="gr2" draw:text-style-name="P3" draw:layer="layout" svg:width="2.686cm" svg:height="1.013cm" svg:x="3.064cm" svg:y="1.987cm">
          <draw:text-box>
            <text:p text:style-name="P2">Napi-P</text:p>
          </draw:text-box>
        </draw:frame>
        <draw:frame draw:style-name="gr3" draw:text-style-name="P3" draw:layer="layout" svg:width="2.686cm" svg:height="1.013cm" svg:x="3.314cm" svg:y="13.5cm">
          <draw:text-box>
            <text:p text:style-name="P2">Napi-P</text:p>
          </draw:text-box>
        </draw:frame>
      </draw:page>
      <draw:page draw:name="page2" draw:style-name="dp1" draw:master-page-name="Обычный">
        <draw:frame draw:style-name="gr1" draw:text-style-name="P1" draw:layer="layout" svg:width="17.593cm" svg:height="23.826cm" svg:x="2.157cm" svg:y="2.75cm">
          <draw:image xlink:href="Pictures/10000001000002BC000003B472A1EF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4:02:21.274234277</meta:creation-date>
    <dc:date>2026-04-27T14:20:07.989971381</dc:date>
    <meta:editing-duration>PT7M34S</meta:editing-duration>
    <meta:editing-cycles>1</meta:editing-cycles>
    <meta:document-statistic meta:object-count="7"/>
    <meta:generator>LibreOffice/24.2.7.2$Linux_X86_64 LibreOffice_project/420$Build-2</meta:generator>
  </office:meta>
</office:document-meta>
</file>